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font-size="14pt" fo:font-weight="bold" officeooo:rsid="00198712" officeooo:paragraph-rsid="00198712" style:font-size-asian="14pt" style:font-weight-asian="bold" style:font-size-complex="14pt"/>
    </style:style>
    <style:style style:name="P5" style:family="paragraph" style:parent-style-name="Standard" style:list-style-name="L1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2pt" officeooo:rsid="001b8369" officeooo:paragraph-rsid="001b8369" style:font-size-asian="12pt" style:font-size-complex="12pt"/>
    </style:style>
    <style:style style:name="T1" style:family="text">
      <style:text-properties style:font-name-complex="Calibri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3428"/>
    </style:style>
    <style:style style:name="T5" style:family="text">
      <style:text-properties officeooo:rsid="0018f2b9"/>
    </style:style>
    <style:style style:name="T6" style:family="text">
      <style:text-properties officeooo:rsid="00198712"/>
    </style:style>
    <style:style style:name="T7" style:family="text">
      <style:text-properties officeooo:rsid="001ae598"/>
    </style:style>
    <style:style style:name="T8" style:family="text">
      <style:text-properties officeooo:rsid="001b83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TECH 190 – Lab 12</text:p>
      <text:p text:style-name="P1"/>
      <text:p text:style-name="P1">Data<text:span text:style-name="T1"> </text:span>Representation<text:tab/><text:tab/><text:tab/></text:p>
      <text:p text:style-name="P1"><text:tab/><text:tab/><text:tab/><text:tab/><text:tab/><text:span text:style-name="T6">Name</text:span>: <text:s/><text:span text:style-name="T3"><text:s text:c="42"/></text:span></text:p>
      <text:p text:style-name="P2"/>
      <text:p text:style-name="P3">When running around inside of a computer it is not uncommon to find some bits laying around. <text:s/>Let's imagine for a moment that you found the following 96 bits laying in one place:</text:p>
      <text:p text:style-name="P3"/>
      <text:p text:style-name="P12"><text:span text:style-name="T2">01011001 01101111 01110101 01001000 01100001 01100011 01101011 01100101 01100100 01001001 01110100 00100001 </text:span></text:p>
      <text:p text:style-name="P3"/>
      <text:p text:style-name="P3">Curious, you think to yourself. <text:s/>I wonder what they mean.</text:p>
      <text:p text:style-name="P3"/>
      <text:list xml:id="list6519532905410894654" text:style-name="L1">
        <text:list-item>
          <text:p text:style-name="P5">What do they mean? <text:s/>(Hint, if you don't know how to answer this question, keep going, the answer may appear to you.)</text:p>
        </text:list-item>
      </text:list>
      <text:p text:style-name="P3"/>
      <text:p text:style-name="P3"/>
      <text:p text:style-name="P3"/>
      <text:p text:style-name="P3">As you ponder question 1, one possibility that you consider is that they might represent <text:span text:style-name="T4">integers</text:span>.</text:p>
      <text:p text:style-name="P3"/>
      <text:list xml:id="list1092701918049605511" text:style-name="L2">
        <text:list-item>
          <text:p text:style-name="P6">If they do represent <text:span text:style-name="T4">integers</text:span> in the representation scheme discussed in the lab write up, how many <text:span text:style-name="T4">integers</text:span> are there?</text:p>
        </text:list-item>
      </text:list>
      <text:p text:style-name="P3"/>
      <text:p text:style-name="P3"/>
      <text:p text:style-name="P3"/>
      <text:p text:style-name="P3"/>
      <text:list xml:id="list6913468016721589365" text:style-name="L3">
        <text:list-item>
          <text:p text:style-name="P7">Which <text:span text:style-name="T4">integers</text:span> are they? <text:s/>(Hint: <text:s/><text:span text:style-name="T8">Your computer’s calculator app usually has</text:span> a programming mode that is very good at converting binary <text:span text:style-name="T4">integers</text:span>—without spaces—to decimal numbers. Be sure to put it in programming mode—<text:span text:style-name="T4">go all the way to the very top bar--and</text:span> select binary as the input method.)</text:p>
        </text:list-item>
      </text:list>
      <text:p text:style-name="P3"/>
      <text:p text:style-name="P3"/>
      <text:p text:style-name="P3"/>
      <text:p text:style-name="P3"/>
      <text:p text:style-name="P3">Your human brain is getting tired of staring at all of these 1's and 0's.</text:p>
      <text:p text:style-name="P3"/>
      <text:list xml:id="list8009394253591715242" text:style-name="L4">
        <text:list-item>
          <text:p text:style-name="P8">How would these 96 bits be represented in hexadecimal?</text:p>
        </text:list-item>
      </text:list>
      <text:p text:style-name="P3"/>
      <text:p text:style-name="P3"/>
      <text:p text:style-name="P3"/>
      <text:p text:style-name="P3"/>
      <text:p text:style-name="P3">Once you see the hexadecimal representation, it dawns on you that these bits might represent some characters.</text:p>
      <text:p text:style-name="P3"/>
      <text:list xml:id="list2939388479511295986" text:style-name="L5">
        <text:list-item>
          <text:p text:style-name="P9">If they do represent characters, how many characters are represented?</text:p>
        </text:list-item>
      </text:list>
      <text:p text:style-name="P3"/>
      <text:p text:style-name="P3"/>
      <text:p text:style-name="P3"><text:soft-page-break/></text:p>
      <text:p text:style-name="P3"/>
      <text:list xml:id="list153019949646980" text:continue-numbering="true" text:style-name="L5">
        <text:list-item>
          <text:p text:style-name="P9">What characters do they represent?</text:p>
        </text:list-item>
      </text:list>
      <text:p text:style-name="P3"/>
      <text:p text:style-name="P3"/>
      <text:p text:style-name="P3"/>
      <text:p text:style-name="P3"/>
      <text:p text:style-name="P3">Of course, they might also represent colors.</text:p>
      <text:p text:style-name="P3"/>
      <text:list xml:id="list3144589474182477997" text:style-name="L6">
        <text:list-item>
          <text:p text:style-name="P10">If the bits represent colors, how many colors do they represent?</text:p>
        </text:list-item>
      </text:list>
      <text:p text:style-name="P3"/>
      <text:p text:style-name="P3"/>
      <text:p text:style-name="P3"/>
      <text:p text:style-name="P3"/>
      <text:list xml:id="list5530141480971643839" text:style-name="L7">
        <text:list-item>
          <text:p text:style-name="P11">For each of the colors, give two descriptions in English. <text:s/>The first should be something like: “a lot of red, a medium amount of green and a hint of blue” and the second should be something like: “golden wheat” or “deep red”.</text:p>
        </text:list-item>
      </text:list>
      <text:p text:style-name="P3"/>
      <text:p text:style-name="P3"/>
      <text:p text:style-name="P3"/>
      <text:p text:style-name="P3"/>
      <text:p text:style-name="P3"/>
      <text:p text:style-name="P3">Now, go back and answer question 1. <text:span text:style-name="T5">If you are not 100% confident about your answer. Ask!</text:span></text:p>
      <text:p text:style-name="P3"/>
      <text:p text:style-name="P3"><text:span text:style-name="T8">Save this and then push it back to your repository’s master branch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4in" fo:margin-left="0.8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. Richards</meta:initial-creator>
    <meta:creation-date>2009-03-19T09:04:00</meta:creation-date>
    <dc:date>2017-05-30T15:30:19.024294392</dc:date>
    <meta:print-date>2008-10-22T12:57:00</meta:print-date>
    <meta:editing-cycles>27</meta:editing-cycles>
    <meta:editing-duration>PT2H50M28S</meta:editing-duration>
    <meta:generator>LibreOffice/5.1.6.2$Linux_X86_64 LibreOffice_project/10m0$Build-2</meta:generator>
    <meta:document-statistic meta:table-count="0" meta:image-count="0" meta:object-count="0" meta:page-count="2" meta:paragraph-count="20" meta:word-count="324" meta:character-count="1905" meta:non-whitespace-character-count="1553"/>
    <meta:user-defined meta:name="Info 1"/>
    <meta:user-defined meta:name="Info 2"/>
    <meta:user-defined meta:name="Info 3"/>
    <meta:user-defined meta:name="Info 4"/>
  </office:meta>
</office:document-meta>
</file>